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R-SA-vari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]/0.005*100)&amp;&quot;-Q&quot;&amp;[.W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]/0.005*100)&amp;&quot;-Q&quot;&amp;[.W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]/0.005*100)&amp;&quot;-Q&quot;&amp;[.W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]/0.005*100)&amp;&quot;-Q&quot;&amp;[.W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]/0.005*100)&amp;&quot;-Q&quot;&amp;[.W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]/0.005*100)&amp;&quot;-Q&quot;&amp;[.W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]/0.005*100)&amp;&quot;-Q&quot;&amp;[.W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]/0.005*100)&amp;&quot;-Q&quot;&amp;[.W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]/0.005*100)&amp;&quot;-Q&quot;&amp;[.W1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]/0.005*100)&amp;&quot;-Q&quot;&amp;[.W1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]/0.005*100)&amp;&quot;-Q&quot;&amp;[.W1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3]/0.005*100)&amp;&quot;-Q&quot;&amp;[.W1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4]/0.005*100)&amp;&quot;-Q&quot;&amp;[.W1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5]/0.005*100)&amp;&quot;-Q&quot;&amp;[.W1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6]/0.005*100)&amp;&quot;-Q&quot;&amp;[.W1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7]/0.005*100)&amp;&quot;-Q&quot;&amp;[.W1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8]/0.005*100)&amp;&quot;-Q&quot;&amp;[.W1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9]/0.005*100)&amp;&quot;-Q&quot;&amp;[.W1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0]/0.005*100)&amp;&quot;-Q&quot;&amp;[.W2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1]/0.005*100)&amp;&quot;-Q&quot;&amp;[.W2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2]/0.005*100)&amp;&quot;-Q&quot;&amp;[.W2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3]/0.005*100)&amp;&quot;-Q&quot;&amp;[.W2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4]/0.005*100)&amp;&quot;-Q&quot;&amp;[.W2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5]/0.005*100)&amp;&quot;-Q&quot;&amp;[.W2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6]/0.005*100)&amp;&quot;-Q&quot;&amp;[.W2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7]/0.005*100)&amp;&quot;-Q&quot;&amp;[.W2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8]/0.005*100)&amp;&quot;-Q&quot;&amp;[.W2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9]/0.005*100)&amp;&quot;-Q&quot;&amp;[.W2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0]/0.005*100)&amp;&quot;-Q&quot;&amp;[.W3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1]/0.005*100)&amp;&quot;-Q&quot;&amp;[.W3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2]/0.005*100)&amp;&quot;-Q&quot;&amp;[.W3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3]/0.005*100)&amp;&quot;-Q&quot;&amp;[.W3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4]/0.005*100)&amp;&quot;-Q&quot;&amp;[.W3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5]/0.005*100)&amp;&quot;-Q&quot;&amp;[.W3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6]/0.005*100)&amp;&quot;-Q&quot;&amp;[.W3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7]/0.005*100)&amp;&quot;-Q&quot;&amp;[.W3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8]/0.005*100)&amp;&quot;-Q&quot;&amp;[.W3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9]/0.005*100)&amp;&quot;-Q&quot;&amp;[.W3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0]/0.005*100)&amp;&quot;-Q&quot;&amp;[.W4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1]/0.005*100)&amp;&quot;-Q&quot;&amp;[.W4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2]/0.005*100)&amp;&quot;-Q&quot;&amp;[.W4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3]/0.005*100)&amp;&quot;-Q&quot;&amp;[.W4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4]/0.005*100)&amp;&quot;-Q&quot;&amp;[.W4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5]/0.005*100)&amp;&quot;-Q&quot;&amp;[.W4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6]/0.005*100)&amp;&quot;-Q&quot;&amp;[.W4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7]/0.005*100)&amp;&quot;-Q&quot;&amp;[.W4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8]/0.005*100)&amp;&quot;-Q&quot;&amp;[.W4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9]/0.005*100)&amp;&quot;-Q&quot;&amp;[.W4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0]/0.005*100)&amp;&quot;-Q&quot;&amp;[.W5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1]/0.005*100)&amp;&quot;-Q&quot;&amp;[.W5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2]/0.005*100)&amp;&quot;-Q&quot;&amp;[.W5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3]/0.005*100)&amp;&quot;-Q&quot;&amp;[.W5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4]/0.005*100)&amp;&quot;-Q&quot;&amp;[.W5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5]/0.005*100)&amp;&quot;-Q&quot;&amp;[.W5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6]/0.005*100)&amp;&quot;-Q&quot;&amp;[.W5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7]/0.005*100)&amp;&quot;-Q&quot;&amp;[.W5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8]/0.005*100)&amp;&quot;-Q&quot;&amp;[.W5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9]/0.005*100)&amp;&quot;-Q&quot;&amp;[.W5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0]/0.005*100)&amp;&quot;-Q&quot;&amp;[.W6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1]/0.005*100)&amp;&quot;-Q&quot;&amp;[.W6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2]/0.005*100)&amp;&quot;-Q&quot;&amp;[.W6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3]/0.005*100)&amp;&quot;-Q&quot;&amp;[.W6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4]/0.005*100)&amp;&quot;-Q&quot;&amp;[.W6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5]/0.005*100)&amp;&quot;-Q&quot;&amp;[.W6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6]/0.005*100)&amp;&quot;-Q&quot;&amp;[.W6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7]/0.005*100)&amp;&quot;-Q&quot;&amp;[.W6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8]/0.005*100)&amp;&quot;-Q&quot;&amp;[.W6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9]/0.005*100)&amp;&quot;-Q&quot;&amp;[.W6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0]/0.005*100)&amp;&quot;-Q&quot;&amp;[.W7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1]/0.005*100)&amp;&quot;-Q&quot;&amp;[.W7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2]/0.005*100)&amp;&quot;-Q&quot;&amp;[.W7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3]/0.005*100)&amp;&quot;-Q&quot;&amp;[.W7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4]/0.005*100)&amp;&quot;-Q&quot;&amp;[.W7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5]/0.005*100)&amp;&quot;-Q&quot;&amp;[.W7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6]/0.005*100)&amp;&quot;-Q&quot;&amp;[.W7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7]/0.005*100)&amp;&quot;-Q&quot;&amp;[.W7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8]/0.005*100)&amp;&quot;-Q&quot;&amp;[.W7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9]/0.005*100)&amp;&quot;-Q&quot;&amp;[.W7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0]/0.005*100)&amp;&quot;-Q&quot;&amp;[.W8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1]/0.005*100)&amp;&quot;-Q&quot;&amp;[.W8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2]/0.005*100)&amp;&quot;-Q&quot;&amp;[.W8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3]/0.005*100)&amp;&quot;-Q&quot;&amp;[.W8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4]/0.005*100)&amp;&quot;-Q&quot;&amp;[.W8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5]/0.005*100)&amp;&quot;-Q&quot;&amp;[.W8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6]/0.005*100)&amp;&quot;-Q&quot;&amp;[.W8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7]/0.005*100)&amp;&quot;-Q&quot;&amp;[.W8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8]/0.005*100)&amp;&quot;-Q&quot;&amp;[.W8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9]/0.005*100)&amp;&quot;-Q&quot;&amp;[.W8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0]/0.005*100)&amp;&quot;-Q&quot;&amp;[.W9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1]/0.005*100)&amp;&quot;-Q&quot;&amp;[.W9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2]/0.005*100)&amp;&quot;-Q&quot;&amp;[.W9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3]/0.005*100)&amp;&quot;-Q&quot;&amp;[.W9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4]/0.005*100)&amp;&quot;-Q&quot;&amp;[.W9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5]/0.005*100)&amp;&quot;-Q&quot;&amp;[.W9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6]/0.005*100)&amp;&quot;-Q&quot;&amp;[.W9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7]/0.005*100)&amp;&quot;-Q&quot;&amp;[.W9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8]/0.005*100)&amp;&quot;-Q&quot;&amp;[.W9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9]/0.005*100)&amp;&quot;-Q&quot;&amp;[.W9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0]/0.005*100)&amp;&quot;-Q&quot;&amp;[.W10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1]/0.005*100)&amp;&quot;-Q&quot;&amp;[.W10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2]/0.005*100)&amp;&quot;-Q&quot;&amp;[.W10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3]/0.005*100)&amp;&quot;-Q&quot;&amp;[.W10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4]/0.005*100)&amp;&quot;-Q&quot;&amp;[.W10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5]/0.005*100)&amp;&quot;-Q&quot;&amp;[.W10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6]/0.005*100)&amp;&quot;-Q&quot;&amp;[.W10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7]/0.005*100)&amp;&quot;-Q&quot;&amp;[.W10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8]/0.005*100)&amp;&quot;-Q&quot;&amp;[.W10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9]/0.005*100)&amp;&quot;-Q&quot;&amp;[.W10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0]/0.005*100)&amp;&quot;-Q&quot;&amp;[.W11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1]/0.005*100)&amp;&quot;-Q&quot;&amp;[.W11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2]/0.005*100)&amp;&quot;-Q&quot;&amp;[.W11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3]/0.005*100)&amp;&quot;-Q&quot;&amp;[.W11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4]/0.005*100)&amp;&quot;-Q&quot;&amp;[.W11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5]/0.005*100)&amp;&quot;-Q&quot;&amp;[.W11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6]/0.005*100)&amp;&quot;-Q&quot;&amp;[.W11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7]/0.005*100)&amp;&quot;-Q&quot;&amp;[.W11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8]/0.005*100)&amp;&quot;-Q&quot;&amp;[.W11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9]/0.005*100)&amp;&quot;-Q&quot;&amp;[.W11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0]/0.005*100)&amp;&quot;-Q&quot;&amp;[.W12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1]/0.005*100)&amp;&quot;-Q&quot;&amp;[.W12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Q&quot;&amp;[.W12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Q&quot;&amp;[.W12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Q&quot;&amp;[.W12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Q&quot;&amp;[.W12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Q&quot;&amp;[.W12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Q&quot;&amp;[.W12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Q&quot;&amp;[.W12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Q&quot;&amp;[.W12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Q&quot;&amp;[.W13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Q&quot;&amp;[.W13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Q&quot;&amp;[.W13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Q&quot;&amp;[.W13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Q&quot;&amp;[.W13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Q&quot;&amp;[.W13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Q&quot;&amp;[.W13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Q&quot;&amp;[.W13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Q&quot;&amp;[.W13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Q&quot;&amp;[.W13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Q&quot;&amp;[.W14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Q&quot;&amp;[.W14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Q&quot;&amp;[.W14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Q&quot;&amp;[.W14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Q&quot;&amp;[.W14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Q&quot;&amp;[.W14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Q&quot;&amp;[.W14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Q&quot;&amp;[.W14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Q&quot;&amp;[.W14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Q&quot;&amp;[.W14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Q&quot;&amp;[.W15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Q&quot;&amp;[.W15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2]/0.005*100)&amp;&quot;-Q&quot;&amp;[.W15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3]/0.005*100)&amp;&quot;-Q&quot;&amp;[.W15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4]/0.005*100)&amp;&quot;-Q&quot;&amp;[.W15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5]/0.005*100)&amp;&quot;-Q&quot;&amp;[.W15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6]/0.005*100)&amp;&quot;-Q&quot;&amp;[.W15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7]/0.005*100)&amp;&quot;-Q&quot;&amp;[.W15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8]/0.005*100)&amp;&quot;-Q&quot;&amp;[.W15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9]/0.005*100)&amp;&quot;-Q&quot;&amp;[.W15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0]/0.005*100)&amp;&quot;-Q&quot;&amp;[.W16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1]/0.005*100)&amp;&quot;-Q&quot;&amp;[.W16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2]/0.005*100)&amp;&quot;-Q&quot;&amp;[.W16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3]/0.005*100)&amp;&quot;-Q&quot;&amp;[.W16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4]/0.005*100)&amp;&quot;-Q&quot;&amp;[.W16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5]/0.005*100)&amp;&quot;-Q&quot;&amp;[.W16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6]/0.005*100)&amp;&quot;-Q&quot;&amp;[.W16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7]/0.005*100)&amp;&quot;-Q&quot;&amp;[.W16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8]/0.005*100)&amp;&quot;-Q&quot;&amp;[.W16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9]/0.005*100)&amp;&quot;-Q&quot;&amp;[.W16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0]/0.005*100)&amp;&quot;-Q&quot;&amp;[.W17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1]/0.005*100)&amp;&quot;-Q&quot;&amp;[.W17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2]/0.005*100)&amp;&quot;-Q&quot;&amp;[.W17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3]/0.005*100)&amp;&quot;-Q&quot;&amp;[.W17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4]/0.005*100)&amp;&quot;-Q&quot;&amp;[.W17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5]/0.005*100)&amp;&quot;-Q&quot;&amp;[.W17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6]/0.005*100)&amp;&quot;-Q&quot;&amp;[.W17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7]/0.005*100)&amp;&quot;-Q&quot;&amp;[.W17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8]/0.005*100)&amp;&quot;-Q&quot;&amp;[.W17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9]/0.005*100)&amp;&quot;-Q&quot;&amp;[.W17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0]/0.005*100)&amp;&quot;-Q&quot;&amp;[.W18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1]/0.005*100)&amp;&quot;-Q&quot;&amp;[.W18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2]/0.005*100)&amp;&quot;-Q&quot;&amp;[.W18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3]/0.005*100)&amp;&quot;-Q&quot;&amp;[.W18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4]/0.005*100)&amp;&quot;-Q&quot;&amp;[.W18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5]/0.005*100)&amp;&quot;-Q&quot;&amp;[.W18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6]/0.005*100)&amp;&quot;-Q&quot;&amp;[.W18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7]/0.005*100)&amp;&quot;-Q&quot;&amp;[.W18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8]/0.005*100)&amp;&quot;-Q&quot;&amp;[.W18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9]/0.005*100)&amp;&quot;-Q&quot;&amp;[.W18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0]/0.005*100)&amp;&quot;-Q&quot;&amp;[.W19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1]/0.005*100)&amp;&quot;-Q&quot;&amp;[.W19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2]/0.005*100)&amp;&quot;-Q&quot;&amp;[.W19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3]/0.005*100)&amp;&quot;-Q&quot;&amp;[.W19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4]/0.005*100)&amp;&quot;-Q&quot;&amp;[.W19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5]/0.005*100)&amp;&quot;-Q&quot;&amp;[.W19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6]/0.005*100)&amp;&quot;-Q&quot;&amp;[.W19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7]/0.005*100)&amp;&quot;-Q&quot;&amp;[.W19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8]/0.005*100)&amp;&quot;-Q&quot;&amp;[.W19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9]/0.005*100)&amp;&quot;-Q&quot;&amp;[.W19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0]/0.005*100)&amp;&quot;-Q&quot;&amp;[.W20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1]/0.005*100)&amp;&quot;-Q&quot;&amp;[.W20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2]/0.005*100)&amp;&quot;-Q&quot;&amp;[.W20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3]/0.005*100)&amp;&quot;-Q&quot;&amp;[.W20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4]/0.005*100)&amp;&quot;-Q&quot;&amp;[.W20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5]/0.005*100)&amp;&quot;-Q&quot;&amp;[.W20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6]/0.005*100)&amp;&quot;-Q&quot;&amp;[.W20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7]/0.005*100)&amp;&quot;-Q&quot;&amp;[.W20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8]/0.005*100)&amp;&quot;-Q&quot;&amp;[.W20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9]/0.005*100)&amp;&quot;-Q&quot;&amp;[.W20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0]/0.005*100)&amp;&quot;-Q&quot;&amp;[.W21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1]/0.005*100)&amp;&quot;-Q&quot;&amp;[.W21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2]/0.005*100)&amp;&quot;-Q&quot;&amp;[.W21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3]/0.005*100)&amp;&quot;-Q&quot;&amp;[.W21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4]/0.005*100)&amp;&quot;-Q&quot;&amp;[.W21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5]/0.005*100)&amp;&quot;-Q&quot;&amp;[.W21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6]/0.005*100)&amp;&quot;-Q&quot;&amp;[.W21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7]/0.005*100)&amp;&quot;-Q&quot;&amp;[.W21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8]/0.005*100)&amp;&quot;-Q&quot;&amp;[.W21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9]/0.005*100)&amp;&quot;-Q&quot;&amp;[.W21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0]/0.005*100)&amp;&quot;-Q&quot;&amp;[.W22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1]/0.005*100)&amp;&quot;-Q&quot;&amp;[.W22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2]/0.005*100)&amp;&quot;-Q&quot;&amp;[.W22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3]/0.005*100)&amp;&quot;-Q&quot;&amp;[.W22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4]/0.005*100)&amp;&quot;-Q&quot;&amp;[.W22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5]/0.005*100)&amp;&quot;-Q&quot;&amp;[.W22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6]/0.005*100)&amp;&quot;-Q&quot;&amp;[.W22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7]/0.005*100)&amp;&quot;-Q&quot;&amp;[.W22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8]/0.005*100)&amp;&quot;-Q&quot;&amp;[.W22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9]/0.005*100)&amp;&quot;-Q&quot;&amp;[.W22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0]/0.005*100)&amp;&quot;-Q&quot;&amp;[.W23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1]/0.005*100)&amp;&quot;-Q&quot;&amp;[.W23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2]/0.005*100)&amp;&quot;-Q&quot;&amp;[.W23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3]/0.005*100)&amp;&quot;-Q&quot;&amp;[.W23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4]/0.005*100)&amp;&quot;-Q&quot;&amp;[.W23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5]/0.005*100)&amp;&quot;-Q&quot;&amp;[.W23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6]/0.005*100)&amp;&quot;-Q&quot;&amp;[.W23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7]/0.005*100)&amp;&quot;-Q&quot;&amp;[.W23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8]/0.005*100)&amp;&quot;-Q&quot;&amp;[.W23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9]/0.005*100)&amp;&quot;-Q&quot;&amp;[.W23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0]/0.005*100)&amp;&quot;-Q&quot;&amp;[.W24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1]/0.005*100)&amp;&quot;-Q&quot;&amp;[.W24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SA_noisel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att_threshold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exp_d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]/0.005*100)&amp;&quot;-M&quot;&amp;[.AA2]&amp;&quot;-D&quot;&amp;[.AB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]+[.S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]/0.005*100)&amp;&quot;-M&quot;&amp;[.AA3]&amp;&quot;-D&quot;&amp;[.AB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]+[.S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]/0.005*100)&amp;&quot;-M&quot;&amp;[.AA4]&amp;&quot;-D&quot;&amp;[.AB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]+[.S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]/0.005*100)&amp;&quot;-M&quot;&amp;[.AA5]&amp;&quot;-D&quot;&amp;[.AB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]+[.S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]/0.005*100)&amp;&quot;-M&quot;&amp;[.AA6]&amp;&quot;-D&quot;&amp;[.AB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]+[.S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]/0.005*100)&amp;&quot;-M&quot;&amp;[.AA7]&amp;&quot;-D&quot;&amp;[.AB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]+[.S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]/0.005*100)&amp;&quot;-M&quot;&amp;[.AA8]&amp;&quot;-D&quot;&amp;[.AB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]+[.S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]/0.005*100)&amp;&quot;-M&quot;&amp;[.AA9]&amp;&quot;-D&quot;&amp;[.AB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]+[.S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]/0.005*100)&amp;&quot;-M&quot;&amp;[.AA10]&amp;&quot;-D&quot;&amp;[.AB1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]+[.S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]/0.005*100)&amp;&quot;-M&quot;&amp;[.AA11]&amp;&quot;-D&quot;&amp;[.AB1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]+[.S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]/0.005*100)&amp;&quot;-M&quot;&amp;[.AA12]&amp;&quot;-D&quot;&amp;[.AB1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]+[.S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]/0.005*100)&amp;&quot;-M&quot;&amp;[.AA13]&amp;&quot;-D&quot;&amp;[.AB1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]+[.S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]/0.005*100)&amp;&quot;-M&quot;&amp;[.AA14]&amp;&quot;-D&quot;&amp;[.AB1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]+[.S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]/0.005*100)&amp;&quot;-M&quot;&amp;[.AA15]&amp;&quot;-D&quot;&amp;[.AB1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]+[.S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]/0.005*100)&amp;&quot;-M&quot;&amp;[.AA16]&amp;&quot;-D&quot;&amp;[.AB1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6]+[.S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]/0.005*100)&amp;&quot;-M&quot;&amp;[.AA17]&amp;&quot;-D&quot;&amp;[.AB1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7]+[.S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]/0.005*100)&amp;&quot;-M&quot;&amp;[.AA18]&amp;&quot;-D&quot;&amp;[.AB1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8]+[.S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]/0.005*100)&amp;&quot;-M&quot;&amp;[.AA19]&amp;&quot;-D&quot;&amp;[.AB1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9]+[.S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]/0.005*100)&amp;&quot;-M&quot;&amp;[.AA20]&amp;&quot;-D&quot;&amp;[.AB2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0]+[.S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]/0.005*100)&amp;&quot;-M&quot;&amp;[.AA21]&amp;&quot;-D&quot;&amp;[.AB2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1]+[.S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]/0.005*100)&amp;&quot;-M&quot;&amp;[.AA22]&amp;&quot;-D&quot;&amp;[.AB2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2]+[.S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]/0.005*100)&amp;&quot;-M&quot;&amp;[.AA23]&amp;&quot;-D&quot;&amp;[.AB2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3]+[.S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]/0.005*100)&amp;&quot;-M&quot;&amp;[.AA24]&amp;&quot;-D&quot;&amp;[.AB2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4]+[.S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5]/0.005*100)&amp;&quot;-M&quot;&amp;[.AA25]&amp;&quot;-D&quot;&amp;[.AB2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5]+[.S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6]/0.005*100)&amp;&quot;-M&quot;&amp;[.AA26]&amp;&quot;-D&quot;&amp;[.AB2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6]+[.S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7]/0.005*100)&amp;&quot;-M&quot;&amp;[.AA27]&amp;&quot;-D&quot;&amp;[.AB2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7]+[.S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8]/0.005*100)&amp;&quot;-M&quot;&amp;[.AA28]&amp;&quot;-D&quot;&amp;[.AB2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8]+[.S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9]/0.005*100)&amp;&quot;-M&quot;&amp;[.AA29]&amp;&quot;-D&quot;&amp;[.AB2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9]+[.S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0]/0.005*100)&amp;&quot;-M&quot;&amp;[.AA30]&amp;&quot;-D&quot;&amp;[.AB3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0]+[.S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1]/0.005*100)&amp;&quot;-M&quot;&amp;[.AA31]&amp;&quot;-D&quot;&amp;[.AB3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1]+[.S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2]/0.005*100)&amp;&quot;-M&quot;&amp;[.AA32]&amp;&quot;-D&quot;&amp;[.AB32]&amp;&quot;-p&quot;&amp;[.H3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2]+[.S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3]/0.005*100)&amp;&quot;-M&quot;&amp;[.AA33]&amp;&quot;-D&quot;&amp;[.AB33]&amp;&quot;-p&quot;&amp;[.H3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3]+[.S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4]/0.005*100)&amp;&quot;-M&quot;&amp;[.AA34]&amp;&quot;-D&quot;&amp;[.AB34]&amp;&quot;-p&quot;&amp;[.H3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4]+[.S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5]/0.005*100)&amp;&quot;-M&quot;&amp;[.AA35]&amp;&quot;-D&quot;&amp;[.AB35]&amp;&quot;-p&quot;&amp;[.H3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5]+[.S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6]/0.005*100)&amp;&quot;-M&quot;&amp;[.AA36]&amp;&quot;-D&quot;&amp;[.AB36]&amp;&quot;-p&quot;&amp;[.H3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6]+[.S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7]/0.005*100)&amp;&quot;-M&quot;&amp;[.AA37]&amp;&quot;-D&quot;&amp;[.AB37]&amp;&quot;-p&quot;&amp;[.H3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7]+[.S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8]/0.005*100)&amp;&quot;-M&quot;&amp;[.AA38]&amp;&quot;-D&quot;&amp;[.AB38]&amp;&quot;-p&quot;&amp;[.H3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8]+[.S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9]/0.005*100)&amp;&quot;-M&quot;&amp;[.AA39]&amp;&quot;-D&quot;&amp;[.AB39]&amp;&quot;-p&quot;&amp;[.H3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9]+[.S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0]/0.005*100)&amp;&quot;-M&quot;&amp;[.AA40]&amp;&quot;-D&quot;&amp;[.AB40]&amp;&quot;-p&quot;&amp;[.H4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0]+[.S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1]/0.005*100)&amp;&quot;-M&quot;&amp;[.AA41]&amp;&quot;-D&quot;&amp;[.AB41]&amp;&quot;-p&quot;&amp;[.H4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1]+[.S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2]/0.005*100)&amp;&quot;-M&quot;&amp;[.AA42]&amp;&quot;-D&quot;&amp;[.AB42]&amp;&quot;-p&quot;&amp;[.H4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2]+[.S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3]/0.005*100)&amp;&quot;-M&quot;&amp;[.AA43]&amp;&quot;-D&quot;&amp;[.AB43]&amp;&quot;-p&quot;&amp;[.H4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3]+[.S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4]/0.005*100)&amp;&quot;-M&quot;&amp;[.AA44]&amp;&quot;-D&quot;&amp;[.AB44]&amp;&quot;-p&quot;&amp;[.H4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4]+[.S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5]/0.005*100)&amp;&quot;-M&quot;&amp;[.AA45]&amp;&quot;-D&quot;&amp;[.AB45]&amp;&quot;-p&quot;&amp;[.H4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5]+[.S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6]/0.005*100)&amp;&quot;-M&quot;&amp;[.AA46]&amp;&quot;-D&quot;&amp;[.AB46]&amp;&quot;-p&quot;&amp;[.H4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6]+[.S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7]/0.005*100)&amp;&quot;-M&quot;&amp;[.AA47]&amp;&quot;-D&quot;&amp;[.AB47]&amp;&quot;-p&quot;&amp;[.H4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7]+[.S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8]/0.005*100)&amp;&quot;-M&quot;&amp;[.AA48]&amp;&quot;-D&quot;&amp;[.AB48]&amp;&quot;-p&quot;&amp;[.H4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8]+[.S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9]/0.005*100)&amp;&quot;-M&quot;&amp;[.AA49]&amp;&quot;-D&quot;&amp;[.AB49]&amp;&quot;-p&quot;&amp;[.H4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9]+[.S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0]/0.005*100)&amp;&quot;-M&quot;&amp;[.AA50]&amp;&quot;-D&quot;&amp;[.AB50]&amp;&quot;-p&quot;&amp;[.H5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0]+[.S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1]/0.005*100)&amp;&quot;-M&quot;&amp;[.AA51]&amp;&quot;-D&quot;&amp;[.AB51]&amp;&quot;-p&quot;&amp;[.H5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1]+[.S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2]/0.005*100)&amp;&quot;-M&quot;&amp;[.AA52]&amp;&quot;-D&quot;&amp;[.AB52]&amp;&quot;-p&quot;&amp;[.H5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2]+[.S5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3]/0.005*100)&amp;&quot;-M&quot;&amp;[.AA53]&amp;&quot;-D&quot;&amp;[.AB53]&amp;&quot;-p&quot;&amp;[.H5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3]+[.S5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4]/0.005*100)&amp;&quot;-M&quot;&amp;[.AA54]&amp;&quot;-D&quot;&amp;[.AB54]&amp;&quot;-p&quot;&amp;[.H5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4]+[.S5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5]/0.005*100)&amp;&quot;-M&quot;&amp;[.AA55]&amp;&quot;-D&quot;&amp;[.AB55]&amp;&quot;-p&quot;&amp;[.H5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5]+[.S5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6]/0.005*100)&amp;&quot;-M&quot;&amp;[.AA56]&amp;&quot;-D&quot;&amp;[.AB56]&amp;&quot;-p&quot;&amp;[.H5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6]+[.S5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7]/0.005*100)&amp;&quot;-M&quot;&amp;[.AA57]&amp;&quot;-D&quot;&amp;[.AB57]&amp;&quot;-p&quot;&amp;[.H5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7]+[.S5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8]/0.005*100)&amp;&quot;-M&quot;&amp;[.AA58]&amp;&quot;-D&quot;&amp;[.AB58]&amp;&quot;-p&quot;&amp;[.H5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8]+[.S5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9]/0.005*100)&amp;&quot;-M&quot;&amp;[.AA59]&amp;&quot;-D&quot;&amp;[.AB59]&amp;&quot;-p&quot;&amp;[.H5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9]+[.S5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0]/0.005*100)&amp;&quot;-M&quot;&amp;[.AA60]&amp;&quot;-D&quot;&amp;[.AB60]&amp;&quot;-p&quot;&amp;[.H6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0]+[.S6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1]/0.005*100)&amp;&quot;-M&quot;&amp;[.AA61]&amp;&quot;-D&quot;&amp;[.AB61]&amp;&quot;-p&quot;&amp;[.H6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1]+[.S6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2]/0.005*100)&amp;&quot;-M&quot;&amp;[.AA62]&amp;&quot;-D&quot;&amp;[.AB6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2]+[.S6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3]/0.005*100)&amp;&quot;-M&quot;&amp;[.AA63]&amp;&quot;-D&quot;&amp;[.AB6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3]+[.S6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4]/0.005*100)&amp;&quot;-M&quot;&amp;[.AA64]&amp;&quot;-D&quot;&amp;[.AB6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4]+[.S6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5]/0.005*100)&amp;&quot;-M&quot;&amp;[.AA65]&amp;&quot;-D&quot;&amp;[.AB6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5]+[.S6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6]/0.005*100)&amp;&quot;-M&quot;&amp;[.AA66]&amp;&quot;-D&quot;&amp;[.AB6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6]+[.S6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7]/0.005*100)&amp;&quot;-M&quot;&amp;[.AA67]&amp;&quot;-D&quot;&amp;[.AB6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7]+[.S6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8]/0.005*100)&amp;&quot;-M&quot;&amp;[.AA68]&amp;&quot;-D&quot;&amp;[.AB6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8]+[.S6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9]/0.005*100)&amp;&quot;-M&quot;&amp;[.AA69]&amp;&quot;-D&quot;&amp;[.AB6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9]+[.S6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0]/0.005*100)&amp;&quot;-M&quot;&amp;[.AA70]&amp;&quot;-D&quot;&amp;[.AB7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0]+[.S7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1]/0.005*100)&amp;&quot;-M&quot;&amp;[.AA71]&amp;&quot;-D&quot;&amp;[.AB7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1]+[.S7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2]/0.005*100)&amp;&quot;-M&quot;&amp;[.AA72]&amp;&quot;-D&quot;&amp;[.AB7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2]+[.S7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3]/0.005*100)&amp;&quot;-M&quot;&amp;[.AA73]&amp;&quot;-D&quot;&amp;[.AB7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3]+[.S7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4]/0.005*100)&amp;&quot;-M&quot;&amp;[.AA74]&amp;&quot;-D&quot;&amp;[.AB7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4]+[.S7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5]/0.005*100)&amp;&quot;-M&quot;&amp;[.AA75]&amp;&quot;-D&quot;&amp;[.AB7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5]+[.S7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6]/0.005*100)&amp;&quot;-M&quot;&amp;[.AA76]&amp;&quot;-D&quot;&amp;[.AB7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6]+[.S7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7]/0.005*100)&amp;&quot;-M&quot;&amp;[.AA77]&amp;&quot;-D&quot;&amp;[.AB7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7]+[.S7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8]/0.005*100)&amp;&quot;-M&quot;&amp;[.AA78]&amp;&quot;-D&quot;&amp;[.AB7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8]+[.S7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9]/0.005*100)&amp;&quot;-M&quot;&amp;[.AA79]&amp;&quot;-D&quot;&amp;[.AB7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9]+[.S7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0]/0.005*100)&amp;&quot;-M&quot;&amp;[.AA80]&amp;&quot;-D&quot;&amp;[.AB8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0]+[.S8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1]/0.005*100)&amp;&quot;-M&quot;&amp;[.AA81]&amp;&quot;-D&quot;&amp;[.AB8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1]+[.S8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2]/0.005*100)&amp;&quot;-M&quot;&amp;[.AA82]&amp;&quot;-D&quot;&amp;[.AB8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2]+[.S8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3]/0.005*100)&amp;&quot;-M&quot;&amp;[.AA83]&amp;&quot;-D&quot;&amp;[.AB8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3]+[.S8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4]/0.005*100)&amp;&quot;-M&quot;&amp;[.AA84]&amp;&quot;-D&quot;&amp;[.AB8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4]+[.S8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5]/0.005*100)&amp;&quot;-M&quot;&amp;[.AA85]&amp;&quot;-D&quot;&amp;[.AB8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5]+[.S8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6]/0.005*100)&amp;&quot;-M&quot;&amp;[.AA86]&amp;&quot;-D&quot;&amp;[.AB8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6]+[.S8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7]/0.005*100)&amp;&quot;-M&quot;&amp;[.AA87]&amp;&quot;-D&quot;&amp;[.AB8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7]+[.S8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8]/0.005*100)&amp;&quot;-M&quot;&amp;[.AA88]&amp;&quot;-D&quot;&amp;[.AB8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8]+[.S8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9]/0.005*100)&amp;&quot;-M&quot;&amp;[.AA89]&amp;&quot;-D&quot;&amp;[.AB8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9]+[.S8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0]/0.005*100)&amp;&quot;-M&quot;&amp;[.AA90]&amp;&quot;-D&quot;&amp;[.AB9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0]+[.S9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1]/0.005*100)&amp;&quot;-M&quot;&amp;[.AA91]&amp;&quot;-D&quot;&amp;[.AB9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1]+[.S9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2]/0.005*100)&amp;&quot;-M&quot;&amp;[.AA92]&amp;&quot;-D&quot;&amp;[.AB9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2]+[.S9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3]/0.005*100)&amp;&quot;-M&quot;&amp;[.AA93]&amp;&quot;-D&quot;&amp;[.AB9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3]+[.S9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4]/0.005*100)&amp;&quot;-M&quot;&amp;[.AA94]&amp;&quot;-D&quot;&amp;[.AB9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4]+[.S9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5]/0.005*100)&amp;&quot;-M&quot;&amp;[.AA95]&amp;&quot;-D&quot;&amp;[.AB9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5]+[.S9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6]/0.005*100)&amp;&quot;-M&quot;&amp;[.AA96]&amp;&quot;-D&quot;&amp;[.AB9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6]+[.S9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7]/0.005*100)&amp;&quot;-M&quot;&amp;[.AA97]&amp;&quot;-D&quot;&amp;[.AB9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7]+[.S9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8]/0.005*100)&amp;&quot;-M&quot;&amp;[.AA98]&amp;&quot;-D&quot;&amp;[.AB9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8]+[.S9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9]/0.005*100)&amp;&quot;-M&quot;&amp;[.AA99]&amp;&quot;-D&quot;&amp;[.AB9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9]+[.S9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0]/0.005*100)&amp;&quot;-M&quot;&amp;[.AA100]&amp;&quot;-D&quot;&amp;[.AB10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0]+[.S10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1]/0.005*100)&amp;&quot;-M&quot;&amp;[.AA101]&amp;&quot;-D&quot;&amp;[.AB10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1]+[.S10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2]/0.005*100)&amp;&quot;-M&quot;&amp;[.AA102]&amp;&quot;-D&quot;&amp;[.AB10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2]+[.S10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3]/0.005*100)&amp;&quot;-M&quot;&amp;[.AA103]&amp;&quot;-D&quot;&amp;[.AB10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3]+[.S10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4]/0.005*100)&amp;&quot;-M&quot;&amp;[.AA104]&amp;&quot;-D&quot;&amp;[.AB10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4]+[.S10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5]/0.005*100)&amp;&quot;-M&quot;&amp;[.AA105]&amp;&quot;-D&quot;&amp;[.AB10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5]+[.S10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6]/0.005*100)&amp;&quot;-M&quot;&amp;[.AA106]&amp;&quot;-D&quot;&amp;[.AB10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6]+[.S10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7]/0.005*100)&amp;&quot;-M&quot;&amp;[.AA107]&amp;&quot;-D&quot;&amp;[.AB10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7]+[.S10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8]/0.005*100)&amp;&quot;-M&quot;&amp;[.AA108]&amp;&quot;-D&quot;&amp;[.AB10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8]+[.S10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9]/0.005*100)&amp;&quot;-M&quot;&amp;[.AA109]&amp;&quot;-D&quot;&amp;[.AB10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9]+[.S10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0]/0.005*100)&amp;&quot;-M&quot;&amp;[.AA110]&amp;&quot;-D&quot;&amp;[.AB11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0]+[.S1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1]/0.005*100)&amp;&quot;-M&quot;&amp;[.AA111]&amp;&quot;-D&quot;&amp;[.AB11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1]+[.S1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2]/0.005*100)&amp;&quot;-M&quot;&amp;[.AA112]&amp;&quot;-D&quot;&amp;[.AB11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2]+[.S1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3]/0.005*100)&amp;&quot;-M&quot;&amp;[.AA113]&amp;&quot;-D&quot;&amp;[.AB11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3]+[.S1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4]/0.005*100)&amp;&quot;-M&quot;&amp;[.AA114]&amp;&quot;-D&quot;&amp;[.AB11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4]+[.S1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5]/0.005*100)&amp;&quot;-M&quot;&amp;[.AA115]&amp;&quot;-D&quot;&amp;[.AB11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5]+[.S1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6]/0.005*100)&amp;&quot;-M&quot;&amp;[.AA116]&amp;&quot;-D&quot;&amp;[.AB11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6]+[.S1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7]/0.005*100)&amp;&quot;-M&quot;&amp;[.AA117]&amp;&quot;-D&quot;&amp;[.AB11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7]+[.S1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8]/0.005*100)&amp;&quot;-M&quot;&amp;[.AA118]&amp;&quot;-D&quot;&amp;[.AB11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8]+[.S1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9]/0.005*100)&amp;&quot;-M&quot;&amp;[.AA119]&amp;&quot;-D&quot;&amp;[.AB11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9]+[.S1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0]/0.005*100)&amp;&quot;-M&quot;&amp;[.AA120]&amp;&quot;-D&quot;&amp;[.AB12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0]+[.S1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1]/0.005*100)&amp;&quot;-M&quot;&amp;[.AA121]&amp;&quot;-D&quot;&amp;[.AB12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1]+[.S1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M&quot;&amp;[.AA122]&amp;&quot;-D&quot;&amp;[.AB12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2]+[.S1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M&quot;&amp;[.AA123]&amp;&quot;-D&quot;&amp;[.AB12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3]+[.S1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M&quot;&amp;[.AA124]&amp;&quot;-D&quot;&amp;[.AB12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4]+[.S1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M&quot;&amp;[.AA125]&amp;&quot;-D&quot;&amp;[.AB12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5]+[.S1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M&quot;&amp;[.AA126]&amp;&quot;-D&quot;&amp;[.AB12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6]+[.S1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M&quot;&amp;[.AA127]&amp;&quot;-D&quot;&amp;[.AB12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7]+[.S1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M&quot;&amp;[.AA128]&amp;&quot;-D&quot;&amp;[.AB12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8]+[.S1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M&quot;&amp;[.AA129]&amp;&quot;-D&quot;&amp;[.AB12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9]+[.S1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M&quot;&amp;[.AA130]&amp;&quot;-D&quot;&amp;[.AB13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0]+[.S1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M&quot;&amp;[.AA131]&amp;&quot;-D&quot;&amp;[.AB13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1]+[.S1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M&quot;&amp;[.AA132]&amp;&quot;-D&quot;&amp;[.AB13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2]+[.S1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M&quot;&amp;[.AA133]&amp;&quot;-D&quot;&amp;[.AB13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3]+[.S1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M&quot;&amp;[.AA134]&amp;&quot;-D&quot;&amp;[.AB13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4]+[.S1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M&quot;&amp;[.AA135]&amp;&quot;-D&quot;&amp;[.AB13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5]+[.S1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M&quot;&amp;[.AA136]&amp;&quot;-D&quot;&amp;[.AB13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6]+[.S1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M&quot;&amp;[.AA137]&amp;&quot;-D&quot;&amp;[.AB13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7]+[.S1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M&quot;&amp;[.AA138]&amp;&quot;-D&quot;&amp;[.AB13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8]+[.S1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M&quot;&amp;[.AA139]&amp;&quot;-D&quot;&amp;[.AB13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9]+[.S1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M&quot;&amp;[.AA140]&amp;&quot;-D&quot;&amp;[.AB14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0]+[.S1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M&quot;&amp;[.AA141]&amp;&quot;-D&quot;&amp;[.AB14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1]+[.S1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M&quot;&amp;[.AA142]&amp;&quot;-D&quot;&amp;[.AB14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2]+[.S1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M&quot;&amp;[.AA143]&amp;&quot;-D&quot;&amp;[.AB14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3]+[.S1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M&quot;&amp;[.AA144]&amp;&quot;-D&quot;&amp;[.AB14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4]+[.S1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M&quot;&amp;[.AA145]&amp;&quot;-D&quot;&amp;[.AB14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5]+[.S1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M&quot;&amp;[.AA146]&amp;&quot;-D&quot;&amp;[.AB14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6]+[.S1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M&quot;&amp;[.AA147]&amp;&quot;-D&quot;&amp;[.AB14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7]+[.S1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M&quot;&amp;[.AA148]&amp;&quot;-D&quot;&amp;[.AB14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8]+[.S1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M&quot;&amp;[.AA149]&amp;&quot;-D&quot;&amp;[.AB14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9]+[.S1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M&quot;&amp;[.AA150]&amp;&quot;-D&quot;&amp;[.AB15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0]+[.S1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M&quot;&amp;[.AA151]&amp;&quot;-D&quot;&amp;[.AB15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1]+[.S1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]/0.005*100)&amp;&quot;pct-qsize&quot;&amp;[.W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]/0.005*100)&amp;&quot;pct-qsize&quot;&amp;[.W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]/0.005*100)&amp;&quot;pct-qsize&quot;&amp;[.W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]/0.005*100)&amp;&quot;pct-qsize&quot;&amp;[.W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]/0.005*100)&amp;&quot;pct-qsize&quot;&amp;[.W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7]/0.005*100)&amp;&quot;pct-qsize&quot;&amp;[.W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8]/0.005*100)&amp;&quot;pct-qsize&quot;&amp;[.W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9]/0.005*100)&amp;&quot;pct-qsize&quot;&amp;[.W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0]/0.005*100)&amp;&quot;pct-qsize&quot;&amp;[.W1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1]/0.005*100)&amp;&quot;pct-qsize&quot;&amp;[.W1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2]/0.005*100)&amp;&quot;pct-qsize&quot;&amp;[.W1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3]/0.005*100)&amp;&quot;pct-qsize&quot;&amp;[.W1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4]/0.005*100)&amp;&quot;pct-qsize&quot;&amp;[.W1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5]/0.005*100)&amp;&quot;pct-qsize&quot;&amp;[.W1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6]/0.005*100)&amp;&quot;pct-qsize&quot;&amp;[.W1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7]/0.005*100)&amp;&quot;pct-qsize&quot;&amp;[.W1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8]/0.005*100)&amp;&quot;pct-qsize&quot;&amp;[.W1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9]/0.005*100)&amp;&quot;pct-qsize&quot;&amp;[.W1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0]/0.005*100)&amp;&quot;pct-qsize&quot;&amp;[.W2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1]/0.005*100)&amp;&quot;pct-qsize&quot;&amp;[.W2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2]/0.005*100)&amp;&quot;pct-qsize&quot;&amp;[.W2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3]/0.005*100)&amp;&quot;pct-qsize&quot;&amp;[.W2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4]/0.005*100)&amp;&quot;pct-qsize&quot;&amp;[.W2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5]/0.005*100)&amp;&quot;pct-qsize&quot;&amp;[.W2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6]/0.005*100)&amp;&quot;pct-qsize&quot;&amp;[.W2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7]/0.005*100)&amp;&quot;pct-qsize&quot;&amp;[.W2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8]/0.005*100)&amp;&quot;pct-qsize&quot;&amp;[.W2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9]/0.005*100)&amp;&quot;pct-qsize&quot;&amp;[.W2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0]/0.005*100)&amp;&quot;pct-qsize&quot;&amp;[.W3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1]/0.005*100)&amp;&quot;pct-qsize&quot;&amp;[.W3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2]/0.005*100)&amp;&quot;pct-qsize&quot;&amp;[.W3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3]/0.005*100)&amp;&quot;pct-qsize&quot;&amp;[.W3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4]/0.005*100)&amp;&quot;pct-qsize&quot;&amp;[.W3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5]/0.005*100)&amp;&quot;pct-qsize&quot;&amp;[.W3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6]/0.005*100)&amp;&quot;pct-qsize&quot;&amp;[.W3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7]/0.005*100)&amp;&quot;pct-qsize&quot;&amp;[.W3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8]/0.005*100)&amp;&quot;pct-qsize&quot;&amp;[.W3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9]/0.005*100)&amp;&quot;pct-qsize&quot;&amp;[.W3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0]/0.005*100)&amp;&quot;pct-qsize&quot;&amp;[.W4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1]/0.005*100)&amp;&quot;pct-qsize&quot;&amp;[.W4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2]/0.005*100)&amp;&quot;pct-qsize&quot;&amp;[.W4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3]/0.005*100)&amp;&quot;pct-qsize&quot;&amp;[.W4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4]/0.005*100)&amp;&quot;pct-qsize&quot;&amp;[.W4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5]/0.005*100)&amp;&quot;pct-qsize&quot;&amp;[.W4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6]/0.005*100)&amp;&quot;pct-qsize&quot;&amp;[.W4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7]/0.005*100)&amp;&quot;pct-qsize&quot;&amp;[.W4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8]/0.005*100)&amp;&quot;pct-qsize&quot;&amp;[.W4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9]/0.005*100)&amp;&quot;pct-qsize&quot;&amp;[.W4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0]/0.005*100)&amp;&quot;pct-qsize&quot;&amp;[.W5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1]/0.005*100)&amp;&quot;pct-qsize&quot;&amp;[.W5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2]/0.005*100)&amp;&quot;pct-qsize&quot;&amp;[.W5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3]/0.005*100)&amp;&quot;pct-qsize&quot;&amp;[.W5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4]/0.005*100)&amp;&quot;pct-qsize&quot;&amp;[.W5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5]/0.005*100)&amp;&quot;pct-qsize&quot;&amp;[.W5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6]/0.005*100)&amp;&quot;pct-qsize&quot;&amp;[.W5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7]/0.005*100)&amp;&quot;pct-qsize&quot;&amp;[.W5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8]/0.005*100)&amp;&quot;pct-qsize&quot;&amp;[.W5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9]/0.005*100)&amp;&quot;pct-qsize&quot;&amp;[.W5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0]/0.005*100)&amp;&quot;pct-qsize&quot;&amp;[.W6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1]/0.005*100)&amp;&quot;pct-qsize&quot;&amp;[.W6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4:16:49.880490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14:17:08.735057170</dc:date>
    <meta:editing-duration>PT11H25M36S</meta:editing-duration>
    <meta:editing-cycles>99</meta:editing-cycles>
    <meta:generator>LibreOffice/5.1.6.2$Linux_X86_64 LibreOffice_project/10m0$Build-2</meta:generator>
    <meta:document-statistic meta:table-count="3" meta:cell-count="15251" meta:object-count="0"/>
  </office:meta>
</office:document-meta>
</file>